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e9a8d" officeooo:paragraph-rsid="000e9a8d"/>
    </style:style>
    <style:style style:name="P2" style:family="paragraph" style:parent-style-name="Standard">
      <style:paragraph-properties fo:text-align="start" style:justify-single-word="false" fo:break-before="page"/>
      <style:text-properties officeooo:rsid="000e9a8d" officeooo:paragraph-rsid="000e9a8d"/>
    </style:style>
    <style:style style:name="P3" style:family="paragraph" style:parent-style-name="Standard" style:master-page-name="">
      <loext:graphic-properties draw:fill="none"/>
      <style:paragraph-properties fo:margin-left="0.5in" fo:margin-right="0in" fo:text-align="start" style:justify-single-word="false" fo:text-indent="0in" style:auto-text-indent="false" style:page-number="auto"/>
      <style:text-properties officeooo:rsid="000e9a8d" officeooo:paragraph-rsid="000e9a8d"/>
    </style:style>
    <style:style style:name="P4" style:family="paragraph" style:parent-style-name="Standard">
      <loext:graphic-properties draw:fill="none"/>
      <style:paragraph-properties fo:margin-left="0.5in" fo:margin-right="0in" fo:text-align="start" style:justify-single-word="false" fo:text-indent="0in" style:auto-text-indent="false"/>
      <style:text-properties officeooo:rsid="000e9a8d" officeooo:paragraph-rsid="000e9a8d"/>
    </style:style>
    <style:style style:name="P5" style:family="paragraph" style:parent-style-name="Standard" style:master-page-name="">
      <loext:graphic-properties draw:fill="none"/>
      <style:paragraph-properties fo:margin-left="0in" fo:margin-right="0in" fo:text-align="start" style:justify-single-word="false" fo:text-indent="0in" style:auto-text-indent="false" style:page-number="auto"/>
      <style:text-properties officeooo:rsid="000e9a8d" officeooo:paragraph-rsid="000e9a8d"/>
    </style:style>
    <style:style style:name="P6" style:family="paragraph" style:parent-style-name="Standard" style:master-page-name="">
      <loext:graphic-properties draw:fill="none"/>
      <style:paragraph-properties fo:margin-left="0in" fo:margin-right="0in" fo:text-align="start" style:justify-single-word="false" fo:text-indent="0in" style:auto-text-indent="false" style:page-number="auto"/>
      <style:text-properties officeooo:rsid="000faee2" officeooo:paragraph-rsid="000faee2"/>
    </style:style>
    <style:style style:name="P7" style:family="paragraph" style:parent-style-name="Standard" style:master-page-name="">
      <loext:graphic-properties draw:fill="none"/>
      <style:paragraph-properties fo:margin-left="0in" fo:margin-right="0in" fo:text-align="start" style:justify-single-word="false" fo:text-indent="0in" style:auto-text-indent="false" style:page-number="auto"/>
      <style:text-properties officeooo:rsid="00104b31" officeooo:paragraph-rsid="00104b31"/>
    </style:style>
    <style:style style:name="P8" style:family="paragraph" style:parent-style-name="Standard" style:master-page-name="">
      <loext:graphic-properties draw:fill="none"/>
      <style:paragraph-properties fo:margin-left="0in" fo:margin-right="0in" fo:text-align="start" style:justify-single-word="false" fo:text-indent="0in" style:auto-text-indent="false" style:page-number="auto"/>
      <style:text-properties officeooo:rsid="000e9a8d" officeooo:paragraph-rsid="000e9a8d"/>
    </style:style>
    <style:style style:name="P9" style:family="paragraph" style:parent-style-name="Standard">
      <loext:graphic-properties draw:fill="none"/>
      <style:paragraph-properties fo:margin-left="0in" fo:margin-right="0in" fo:text-align="start" style:justify-single-word="false" fo:text-indent="0in" style:auto-text-indent="false"/>
      <style:text-properties officeooo:rsid="00104b31" officeooo:paragraph-rsid="00104b31"/>
    </style:style>
    <style:style style:name="P10" style:family="paragraph" style:parent-style-name="Standard" style:master-page-name="">
      <loext:graphic-properties draw:fill="none"/>
      <style:paragraph-properties fo:margin-left="0in" fo:margin-right="0in" fo:text-align="start" style:justify-single-word="false" fo:text-indent="0in" style:auto-text-indent="false" style:page-number="auto"/>
      <style:text-properties officeooo:rsid="00104b31" officeooo:paragraph-rsid="00104b31"/>
    </style:style>
    <style:style style:name="P11" style:family="paragraph" style:parent-style-name="Standard" style:master-page-name="">
      <loext:graphic-properties draw:fill="none"/>
      <style:paragraph-properties fo:margin-left="0.5in" fo:margin-right="0in" fo:text-align="start" style:justify-single-word="false" fo:text-indent="0in" style:auto-text-indent="false" style:page-number="auto"/>
      <style:text-properties officeooo:rsid="000e9a8d" officeooo:paragraph-rsid="000e9a8d"/>
    </style:style>
    <style:style style:name="P12" style:family="paragraph" style:parent-style-name="Standard" style:master-page-name="">
      <loext:graphic-properties draw:fill="none"/>
      <style:paragraph-properties fo:margin-left="0.5in" fo:margin-right="0in" fo:text-align="start" style:justify-single-word="false" fo:text-indent="0in" style:auto-text-indent="false" style:page-number="auto"/>
      <style:text-properties officeooo:rsid="000faee2" officeooo:paragraph-rsid="000faee2"/>
    </style:style>
    <style:style style:name="P13" style:family="paragraph" style:parent-style-name="Standard" style:master-page-name="">
      <loext:graphic-properties draw:fill="none"/>
      <style:paragraph-properties fo:margin-left="0.5in" fo:margin-right="0in" fo:text-align="start" style:justify-single-word="false" fo:text-indent="0in" style:auto-text-indent="false" style:page-number="auto"/>
      <style:text-properties officeooo:rsid="00104b31" officeooo:paragraph-rsid="00104b31"/>
    </style:style>
    <style:style style:name="P14" style:family="paragraph" style:parent-style-name="Standard">
      <loext:graphic-properties draw:fill="none"/>
      <style:paragraph-properties fo:margin-left="0.5in" fo:margin-right="0in" fo:text-align="start" style:justify-single-word="false" fo:text-indent="0in" style:auto-text-indent="false"/>
      <style:text-properties officeooo:rsid="000faee2" officeooo:paragraph-rsid="000faee2"/>
    </style:style>
    <style:style style:name="P15" style:family="paragraph" style:parent-style-name="Standard">
      <loext:graphic-properties draw:fill="none"/>
      <style:paragraph-properties fo:margin-left="0.5in" fo:margin-right="0in" fo:text-align="start" style:justify-single-word="false" fo:text-indent="0in" style:auto-text-indent="false"/>
      <style:text-properties officeooo:rsid="00104b31" officeooo:paragraph-rsid="00104b31"/>
    </style:style>
    <style:style style:name="P16" style:family="paragraph">
      <loext:graphic-properties draw:fill="none"/>
    </style:style>
    <style:style style:name="T1" style:family="text">
      <style:text-properties officeooo:rsid="000faee2"/>
    </style:style>
    <style:style style:name="gr1" style:family="graphic">
      <style:graphic-properties svg:stroke-width="0.0402in" svg:stroke-color="#000000" draw:marker-start-width="0.1984in" draw:marker-end-width="0.1984in" draw:fill="none" draw:textarea-horizontal-align="justify" draw:textarea-vertical-align="middle" draw:auto-grow-height="false" fo:min-height="2.1382in" fo:min-width="7.2217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Elijah Verdoorn</text:p>
      <text:p text:style-name="P1">St. Olaf College</text:p>
      <text:p text:style-name="P1">CSCI 273</text:p>
      <text:p text:style-name="P1">Programming Project 2: Multi-threaded WebServer</text:p>
      <text:p text:style-name="P1">15 November 2015</text:p>
      <text:p text:style-name="P2">Project Status:</text:p>
      <text:p text:style-name="P3">The basic assignment is complete. There are some features that I could use to implement still, I have the desire to add the PUT operation to the server, allowing for the client to add files to the server's available files.</text:p>
      <text:p text:style-name="P5">Bugs:</text:p>
      <text:p text:style-name="P4">There are some errors that are not caught, including one that produces a segmentation fault if the client submits a request that does not have a file name.</text:p>
      <text:p text:style-name="P5">Experience Overview:</text:p>
      <text:p text:style-name="P3">This project was a challenge for me. I have increasingly been working on higher level languages like PHP and JavaScript, so to have to manipulate C code was a transition that I was not anticipating. I became frustrated with the addq() and removeq() functions, they seemed to be buggy from the beginning and it was discouraging to encounter errors that I did not produce. It may have been a better idea for me to use the more tested approach to the project, which would have had fewer bugs to encounter as I worked on the project. The parallel parts of the project were very interesting, I enjoyed working with the pthreads in a practical sense, the only exposure that I have had with them to this point were the small labs that were done in Hardware Design and Software Design. The labs focused on the simple project of calculating Pi, which was a good introduction. This project extended my knowledge, giving me valuable practical experience. <text:span text:style-name="T1">There was a good amount of guidance on the project, but I could have used a bit more direction on the syntax relating to pthreads before being expected to perform operations using them. Especially challenging was the idea of quitting and destroying pthreads, although I managed to figure it out.</text:span></text:p>
      <text:p text:style-name="P6">Usage Notes:</text:p>
      <text:p text:style-name="P12">The program functions from either the client program, or from a browser. The program will take requests and serve up files as requested. A log it kept to describe past actions by the server. The program terminates when it receives a request for “QUIT.”</text:p>
      <text:p text:style-name="P14"/>
      <text:p text:style-name="P14"><draw:custom-shape text:anchor-type="paragraph" draw:z-index="0" draw:style-name="gr1" draw:text-style-name="P16" svg:width="7.2606in" svg:height="2.1776in" svg:x="-0.3291in" svg:y="0.111in"><text:p/><draw:enhanced-geometry svg:viewBox="0 0 21600 21600" draw:type="rectangle" draw:enhanced-path="M 0 0 L 21600 0 21600 21600 0 21600 0 0 Z N"/></draw:custom-shape></text:p>
      <text:p text:style-name="P7">I pledge my honor that I have neither given nor received assistance on this programming project, except as explicitly stated on this page, and that I have seen no dishonest work.</text:p>
      <text:p text:style-name="P9"/>
      <text:p text:style-name="P9">Signed ___________________________________________________________________</text:p>
      <text:p text:style-name="P9">[ <text:s/>] I have intentionally not signed the pledge (check only if appropriate)</text:p>
      <text:p text:style-name="P14"/>
      <text:p text:style-name="P7">Resources Used:</text:p>
      <text:p text:style-name="P13">- Discussion with John Stone 11/15/15 on the use of shutdown()</text:p>
      <text:p text:style-name="P15">- <text:a xlink:type="simple" xlink:href="http://www.die.net/" text:style-name="Internet_20_link" text:visited-style-name="Visited_20_Internet_20_Link">http://www.die.net/</text:a> for descriptions of system calls</text:p>
      <text:p text:style-name="P15">- Piazza posts by students and professor</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ijah Verdoorn</meta:initial-creator>
    <meta:creation-date>2015-11-15T12:33:45.457862022</meta:creation-date>
    <dc:date>2015-11-15T14:01:40.222326167</dc:date>
    <dc:creator>Elijah Verdoorn</dc:creator>
    <meta:editing-duration>PT12M34S</meta:editing-duration>
    <meta:editing-cycles>2</meta:editing-cycles>
    <meta:generator>LibreOffice/4.4.4.2$Linux_X86_64 LibreOffice_project/40$Build-2</meta:generator>
    <meta:printed-by>Elijah Verdoorn</meta:printed-by>
    <meta:print-date>2015-11-15T13:54:11.803506826</meta:print-date>
    <meta:document-statistic meta:table-count="0" meta:image-count="0" meta:object-count="0" meta:page-count="2" meta:paragraph-count="20" meta:word-count="422" meta:character-count="2520" meta:non-whitespace-character-count="2117"/>
  </office:meta>
</office:document-meta>
</file>